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12EFD2B135DF3C8EC78.png" manifest:media-type="image/png"/>
  <manifest:file-entry manifest:full-path="Pictures/100002010000017300000086A3E8CC26B10FAD51.png" manifest:media-type="image/png"/>
  <manifest:file-entry manifest:full-path="Pictures/10000201000003F100000082E0588DAC871D2A44.png" manifest:media-type="image/png"/>
  <manifest:file-entry manifest:full-path="Pictures/1000020100000447000000B6E25205ADB17D31AD.png" manifest:media-type="image/png"/>
  <manifest:file-entry manifest:full-path="Pictures/1000020100000476000000ECD7362BB952C658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9a8a"/>
    </style:style>
    <style:style style:name="T1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normal" officeooo:rsid="000d9a8a" style:text-blinking="false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24292e" style:font-name="apple-system" fo:font-size="1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189cm" draw:z-index="0"><draw:image xlink:href="Pictures/10000201000003F100000082E0588DAC871D2A44.png" xlink:type="simple" xlink:show="embed" xlink:actuate="onLoad" loext:mime-type="image/png"/></draw:frame><draw:frame draw:style-name="fr2" draw:name="Image2" text:anchor-type="paragraph" svg:x="0cm" svg:y="3.246cm" svg:width="17cm" svg:height="3.512cm" draw:z-index="1"><draw:image xlink:href="Pictures/1000020100000476000000ECD7362BB952C65862.png" xlink:type="simple" xlink:show="embed" xlink:actuate="onLoad" loext:mime-type="image/png"/></draw:frame><draw:frame draw:style-name="fr2" draw:name="Image3" text:anchor-type="paragraph" svg:x="0.346cm" svg:y="7.962cm" svg:width="9.816cm" svg:height="3.545cm" draw:z-index="2"><draw:image xlink:href="Pictures/100002010000017300000086A3E8CC26B10FAD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0.385cm" svg:y="0.18cm" svg:width="17cm" svg:height="2.824cm" draw:z-index="3"><draw:image xlink:href="Pictures/1000020100000447000000B6E25205ADB17D31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4.526cm" draw:z-index="4"><draw:image xlink:href="Pictures/100002010000046E0000012EFD2B135DF3C8EC78.png" xlink:type="simple" xlink:show="embed" xlink:actuate="onLoad" loext:mime-type="image/png"/></draw:frame></text:p>
      <text:p text:style-name="Standard"/>
      <text:h text:style-name="P1" text:outline-level="1"><text:soft-page-break/><text:span text:style-name="T2">Git hub colega</text:span></text:h>
      <text:h text:style-name="Heading_20_1" text:outline-level="1"><text:a xlink:type="simple" xlink:href="https://github.com/tryber" text:style-name="Internet_20_link" text:visited-style-name="Visited_20_Internet_20_Link"><text:span text:style-name="T1">tryber</text:span></text:a><text:span text:style-name="T4">/</text:span><text:a xlink:type="simple" xlink:href="https://github.com/tryber/sd-03-block8-project-js-unit-tests" text:style-name="Internet_20_link" text:visited-style-name="Visited_20_Internet_20_Link"><text:span text:style-name="Strong_20_Emphasis"><text:span text:style-name="T3">sd-03-block8-project-js-unit-tests</text:span></text:span></text:a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0:01:37.277165862</meta:creation-date>
    <meta:generator>LibreOffice/6.0.7.3$Linux_X86_64 LibreOffice_project/00m0$Build-3</meta:generator>
    <dc:date>2021-02-12T10:45:32.694385120</dc:date>
    <meta:editing-duration>PT32M30S</meta:editing-duration>
    <meta:editing-cycles>2</meta:editing-cycles>
    <meta:document-statistic meta:table-count="0" meta:image-count="5" meta:object-count="0" meta:page-count="3" meta:paragraph-count="2" meta:word-count="4" meta:character-count="55" meta:non-whitespace-character-count="53"/>
  </office:meta>
</office:document-meta>
</file>